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2C600000201C3DD48931FCBAA5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999cm" svg:height="10.837cm" svg:x="0.028cm" svg:y="0.092cm">
          <draw:image xlink:href="Pictures/10000201000002C600000201C3DD48931FCBAA5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4.9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8-06-05T17:05:23.632760260</dc:date>
    <meta:editing-duration>PT2M46S</meta:editing-duration>
    <meta:editing-cycles>4</meta:editing-cycles>
    <meta:generator>LibreOffice/6.0.3.2$MacOSX_X86_64 LibreOffice_project/8f48d515416608e3a835360314dac7e47fd0b821</meta:generator>
    <meta:document-statistic meta:object-count="1"/>
  </office:meta>
</office:document-meta>
</file>